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20e" officeooo:paragraph-rsid="00190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4</text:p>
      <text:p text:style-name="P1">24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1</text:p>
      <text:p text:style-name="P1">32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39</text:p>
      <text:p text:style-name="P1">4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10:11.976328395</meta:creation-date>
    <dc:date>2023-03-17T14:13:06.869643136</dc:date>
    <meta:editing-duration>PT2M56S</meta:editing-duration>
    <meta:editing-cycles>1</meta:editing-cycles>
    <meta:document-statistic meta:table-count="0" meta:image-count="0" meta:object-count="0" meta:page-count="1" meta:paragraph-count="40" meta:word-count="40" meta:character-count="71" meta:non-whitespace-character-count="71"/>
    <meta:generator>LibreOffice/7.3.7.2$Linux_X86_64 LibreOffice_project/30$Build-2</meta:generator>
  </office:meta>
</office:document-meta>
</file>